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Неон 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([.C1]-[.B1])/2 + [.B1]"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Молли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([.C2]-[.B2])/2 + [.B2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Водорослеед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([.C3]-[.B3])/2 + [.B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Коридорас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([.C4]-[.B4])/2 + [.B4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" office:value-type="float" office:value="24.5" calcext:value-type="float">
            <text:p>24.5</text:p>
          </table:table-cell>
          <table:table-cell table:style-name="ce1" office:value-type="float" office:value="24.9" calcext:value-type="float">
            <text:p>24.9</text:p>
          </table:table-cell>
          <table:table-cell table:style-name="ce3" table:formula="of:=([.C5]-[.B5])/2 + [.B5]" office:value-type="float" office:value="24.7" calcext:value-type="float">
            <text:p>2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23:13:51.980740487</meta:creation-date>
    <meta:generator>LibreOffice/7.3.7.2$Linux_X86_64 LibreOffice_project/30$Build-2</meta:generator>
    <dc:date>2024-08-02T23:21:26.292491816</dc:date>
    <meta:editing-duration>PT7M35S</meta:editing-duration>
    <meta:editing-cycles>1</meta:editing-cycles>
    <meta:document-statistic meta:table-count="1" meta:cell-count="19" meta:object-count="0"/>
  </office:meta>
</office:document-meta>
</file>